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22cm"/>
    </style:style>
    <style:style style:name="co4" style:family="table-column">
      <style:table-column-properties fo:break-before="auto" style:column-width="6.188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3.19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/>
  </office:automatic-styles>
  <office:body>
    <office:spreadsheet>
      <table:table table:name="References" table:style-name="ta1" table:print="false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dateStart</text:p>
          </table:table-cell>
          <table:table-cell table:style-name="ce2" office:value-type="string">
            <text:p>dateEnd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clientUrl</text:p>
          </table:table-cell>
          <table:table-cell table:style-name="ce1" office:value-type="string">
            <text:p>subcontractor</text:p>
          </table:table-cell>
          <table:table-cell table:style-name="ce1" office:value-type="string">
            <text:p>subcontractorUr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REF_FAO_PSA_FIP</text:p>
          </table:table-cell>
          <table:table-cell office:value-type="date" office:date-value="2010-01-10">
            <text:p>10/01/2010</text:p>
          </table:table-cell>
          <table:table-cell office:value-type="date" office:date-value="2013-08-31">
            <text:p>31/08/2013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3"/>
        </table:table-row>
        <table:table-row table:style-name="ro1">
          <table:table-cell office:value-type="string">
            <text:p>REF_FAO_PSA_ESS</text:p>
          </table:table-cell>
          <table:table-cell office:value-type="date" office:date-value="2011-01-09">
            <text:p>09/01/2011</text:p>
          </table:table-cell>
          <table:table-cell office:value-type="date" office:date-value="2011-09-30">
            <text:p>30/09/2011</text:p>
          </table:table-cell>
          <table:table-cell office:value-type="string">
            <text:p>FAO - Economic and Social Development Department</text:p>
          </table:table-cell>
          <table:table-cell office:value-type="string">
            <text:p>http://www.fao.org/economic/ess/ess-home</text:p>
          </table:table-cell>
          <table:table-cell table:number-columns-repeated="1013"/>
        </table:table-row>
        <table:table-row table:style-name="ro1">
          <table:table-cell office:value-type="string">
            <text:p>REF_UMANIS_2014_S3E</text:p>
          </table:table-cell>
          <table:table-cell office:value-type="date" office:date-value="2014-01-10">
            <text:p>10/01/2014</text:p>
          </table:table-cell>
          <table:table-cell office:value-type="date" office:date-value="2014-11-30">
            <text:p>30/11/2014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1">
          <table:table-cell office:value-type="string">
            <text:p>REF_UMANIS_2015_R</text:p>
          </table:table-cell>
          <table:table-cell office:value-type="date" office:date-value="2014-01-12">
            <text:p>12/01/2014</text:p>
          </table:table-cell>
          <table:table-cell office:value-type="date" office:date-value="2015-01-31">
            <text:p>31/01/2015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1">
          <table:table-cell office:value-type="string">
            <text:p>REF_IFREMER_2016_TUTTI</text:p>
          </table:table-cell>
          <table:table-cell office:value-type="date" office:date-value="2016-12-02">
            <text:p>02/12/2016</text:p>
          </table:table-cell>
          <table:table-cell office:value-type="date" office:date-value="2016-12-16">
            <text:p>16/12/2016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3"/>
        </table:table-row>
        <table:table-row table:style-name="ro1">
          <table:table-cell office:value-type="string">
            <text:p>REF_IFREMER_2017_MEGASCOPE</text:p>
          </table:table-cell>
          <table:table-cell office:value-type="date" office:date-value="2017-01-07">
            <text:p>07/01/2017</text:p>
          </table:table-cell>
          <table:table-cell office:value-type="date" office:date-value="2017-01-17">
            <text:p>17/01/2017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3"/>
        </table:table-row>
        <table:table-row table:style-name="ro1" table:number-rows-repeated="1048568">
          <table:table-cell table:number-columns-repeated="1018"/>
        </table:table-row>
        <table:table-row table:style-name="ro1"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18/01/2017</text:date>, <text:time>00:0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3:40:24.02</meta:creation-date>
    <dc:date>2017-01-18T00:01:16.10</dc:date>
    <meta:editing-duration>PT4H26M48S</meta:editing-duration>
    <meta:editing-cycles>20</meta:editing-cycles>
    <meta:generator>OpenOffice/4.1.1$Win32 OpenOffice.org_project/411m6$Build-9775</meta:generator>
    <meta:document-statistic meta:table-count="1" meta:cell-count="41" meta:object-count="0"/>
  </office:meta>
</office:document-meta>
</file>